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r_20_defecte-title">
      <style:graphic-properties draw:fill-color="#ffffff" draw:auto-grow-height="true" fo:min-height="3.507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outline1">
      <style:graphic-properties draw:fill-color="#ffffff" fo:min-height="13.609cm"/>
    </style:style>
    <style:style style:name="pr4" style:family="presentation" style:parent-style-name="Per_20_defecte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9">
        <office:forms form:automatic-focus="false" form:apply-design-mode="false"/>
        <draw:frame presentation:style-name="pr1" draw:text-style-name="P1" draw:layer="layout" svg:width="25.199cm" svg:height="10.417cm" svg:x="1cm" svg:y="2.538cm" presentation:class="title" presentation:user-transformed="true">
          <draw:text-box>
            <text:p text:style-name="P1">Un nou grup social: <text:line-break/>els Seniors<text:line-break/><text:line-break/><text:line-break/>Artur Serra<text:line-break/>22 agost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n nou grup soci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2">Hipotesis de treball: Esta apareixent un nou grup social en les societats de la informació mes avançades: els seniors.</text:p>
              </text:list-item>
            </text:list>
            <text:list text:style-name="L2">
              <text:list-item>
                <text:p text:style-name="P2">Es un nou grup social que es comença a identificar com diferent dels avis o yayos. En angles, serien els seniors, diferent dels elders.</text:p>
              </text:list-item>
            </text:list>
            <text:list text:style-name="L2">
              <text:list-item>
                <text:p text:style-name="P2">Tenen una franja d'etat entre els 60 i els 80s anys <text:s/>quan la vida intelectualment activa es comença a afebli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Joves i seniors</text:p>
          </draw:text-box>
        </draw:frame>
        <draw:frame presentation:style-name="pr3" draw:layer="layout" svg:width="25.199cm" svg:height="14.328cm" svg:x="1.4cm" svg:y="4.914cm" presentation:class="outline" presentation:user-transformed="true">
          <draw:text-box>
            <text:list text:style-name="L2">
              <text:list-item>
                <text:p text:style-name="P2">De la mateixa forma que els joves van ser un nou grup social que va apareixer de forma diferenciada a la decada dels 60s (maig 68), , a cavall entre els infants i els adults, ara apareix un nou grup social, els seniors a cavall dels adults i la gent gran.</text:p>
              </text:list-item>
            </text:list>
            <text:list text:style-name="L2">
              <text:list-item>
                <text:p text:style-name="P2">Podriem distinguir a la primera decada del segle XXI <text:s/>4 grups d'edat progressivament diferenciats: infantesa, joventut, edat adulta, seniors i gent gran, amb una separació d'uns 20 anys cadasc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Qui son els Senior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2">Son el resultat de l'evolució de diferents fets:</text:p>
              </text:list-item>
            </text:list>
            <text:list text:style-name="L2">
              <text:list-item>
                <text:list>
                  <text:list-item>
                    <text:p text:style-name="P3">Allargament de l'esperança de vida (fins a mes de 80s any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vi de tipologia de treballs (de producció a serveis). De treballs manuals a treballs intelectua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novacions farmacològiques (Viagra, semblant a la pildora anticonceptiva dels 60s, pero pels home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eneralització de l'interes per l'aprenentatge al llarg de la vida, dels viatges de turisme, de l'esport, dels canvis alimenta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“L'excedent cognitiu”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2">Els seniors no es consideren encara una força productiva i creativa de la nostra societat. </text:p>
              </text:list-item>
            </text:list>
            <text:list text:style-name="L2">
              <text:list-item>
                <text:p text:style-name="P2">Es pensen com “jubilats” o “pensionistes”, quan en realitat son una força que pot aportar molt a les societat. </text:p>
              </text:list-item>
            </text:list>
            <text:list text:style-name="L2">
              <text:list-item>
                <text:p text:style-name="P2">Son un “excedent cognitiu”, no productiu pero si creati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eniors i Elder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2">Els Seniors permeten distinguir i valorar mes ajustadament l'aparició dels nous “elders” o nova gent gran, amb una esperança de vida de 100 anys.</text:p>
              </text:list-item>
            </text:list>
            <text:list text:style-name="L2">
              <text:list-item>
                <text:p text:style-name="P2">Son els veritables “centenaris”. La primera generació a la historia humana amb la posibilitat d'arribar en unes condicions prou acceptables fins als 100 anys. </text:p>
              </text:list-item>
            </text:list>
            <text:list text:style-name="L2">
              <text:list-item>
                <text:p text:style-name="P2">Els nous Matusal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ca" style:country-asian="ES" style:font-family-complex="Tahoma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</style:handout-master>
    <style:master-page style:name="Per_20_defecte" style:display-name="Per defecte" style:page-layout-name="PM1" draw:style-name="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8-08-22T09:43:53</meta:creation-date>
    <dc:date>2008-08-22T10:12:09</dc:date>
    <dc:language>ca-ES</dc:language>
    <meta:editing-cycles>2</meta:editing-cycles>
    <meta:editing-duration>PT28M16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